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4fe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4fe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4fe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4fe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4fe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4fe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4fe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4fe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4fe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4fe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4fe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4fe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4fe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4fe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4fe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4fe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4fe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a Del Valle  Requena Marcano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7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315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lagros  Marc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5080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3.7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2" meta:non-whitespace-character-count="993"/>
    <meta:template xlink:type="simple" xlink:actuate="onRequest" xlink:title="Normal" xlink:href=""/>
  </office:meta>
</office:document-meta>
</file>